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203.65mm" svg:height="114.55mm" svg:x="9.65mm" svg:y="50.93mm">
            <draw:object draw:notify-on-update-of-ranges="Planilha1.A3:Planilha1.A10 Planilha1.B2:Planilha1.B2 Planilha1.B3:Planilha1.B10 Planilha1.C2:Planilha1.C2 Planilha1.C3:Planilha1.C10 Planilha1.D2:Planilha1.D2 Planilha1.D3:Planilha1.D10 Planilha1.E2:Planilha1.E2 Planilha1.E3:Planilha1.E10 Planilha1.F2:Planilha1.F2 Planilha1.F3:Planilha1.F10 Planilha1.G2:Planilha1.G2 Planilha1.G3:Planilha1.G10 Planilha1.H2:Planilha1.H2 Planilha1.H3:Planilha1.H10 Planilha1.I2:Planilha1.I2 Planilha1.I3:Planilha1.I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1.57mm" svg:y="50.13mm">
            <draw:object draw:notify-on-update-of-ranges="Planilha1.K3:Planilha1.K10 Planilha1.L2:Planilha1.L2 Planilha1.L3:Planilha1.L10 Planilha1.M2:Planilha1.M2 Planilha1.M3:Planilha1.M10 Planilha1.N2:Planilha1.N2 Planilha1.N3:Planilha1.N10 Planilha1.O2:Planilha1.O2 Planilha1.O3:Planilha1.O10 Planilha1.P2:Planilha1.P2 Planilha1.P3:Planilha1.P10 Planilha1.Q2:Planilha1.Q2 Planilha1.Q3:Planilha1.Q10 Planilha1.R2:Planilha1.R2 Planilha1.R3:Planilha1.R10 Planilha1.S2:Planilha1.S2 Planilha1.S3:Planilha1.S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11.89mm" svg:y="26.5mm">
            <draw:object draw:notify-on-update-of-ranges="Planilha1.U3:Planilha1.U5 Planilha1.V2:Planilha1.V2 Planilha1.V3:Planilha1.V5 Planilha1.W2:Planilha1.W2 Planilha1.W3:Planilha1.W5 Planilha1.X2:Planilha1.X2 Planilha1.X3:Planilha1.X5 Planilha1.Y2:Planilha1.Y2 Planilha1.Y3:Planilha1.Y5 Planilha1.Z2:Planilha1.Z2 Planilha1.Z3:Planilha1.Z5 Planilha1.AA2:Planilha1.AA2 Planilha1.AA3:Planilha1.AA5 Planilha1.AB2:Planilha1.AB2 Planilha1.AB3:Planilha1.AB5 Planilha1.AC2:Planilha1.AC2 Planilha1.AC3:Planilha1.AC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972.54mm" svg:y="26.77mm">
            <draw:object draw:notify-on-update-of-ranges="Planilha1.AO3:Planilha1.AO5 Planilha1.AP2:Planilha1.AP2 Planilha1.AP3:Planilha1.AP5 Planilha1.AQ2:Planilha1.AQ2 Planilha1.AQ3:Planilha1.AQ5 Planilha1.AR2:Planilha1.AR2 Planilha1.AR3:Planilha1.AR5 Planilha1.AS2:Planilha1.AS2 Planilha1.AS3:Planilha1.AS5 Planilha1.AT2:Planilha1.AT2 Planilha1.AT3:Planilha1.AT5 Planilha1.AU2:Planilha1.AU2 Planilha1.AU3:Planilha1.AU5 Planilha1.AV2:Planilha1.AV2 Planilha1.AV3:Planilha1.AV5 Planilha1.AW2:Planilha1.AW2 Planilha1.AW3:Planilha1.AW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722.62mm" svg:y="28.63mm">
            <draw:object draw:notify-on-update-of-ranges="Planilha1.AE3:Planilha1.AE5 Planilha1.AF2:Planilha1.AF2 Planilha1.AF3:Planilha1.AF5 Planilha1.AG2:Planilha1.AG2 Planilha1.AG3:Planilha1.AG5 Planilha1.AH2:Planilha1.AH2 Planilha1.AH3:Planilha1.AH5 Planilha1.AI2:Planilha1.AI2 Planilha1.AI3:Planilha1.AI5 Planilha1.AJ2:Planilha1.AJ2 Planilha1.AJ3:Planilha1.AJ5 Planilha1.AK2:Planilha1.AK2 Planilha1.AK3:Planilha1.AK5 Planilha1.AL2:Planilha1.AL2 Planilha1.AL3:Planilha1.AL5 Planilha1.AM2:Planilha1.AM2 Planilha1.AM3:Planilha1.AM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186.34mm" svg:y="28.36mm">
            <draw:object draw:notify-on-update-of-ranges="Planilha1.AY3:Planilha1.AY5 Planilha1.AZ2:Planilha1.AZ2 Planilha1.AZ3:Planilha1.AZ5 Planilha1.BA2:Planilha1.BA2 Planilha1.BA3:Planilha1.BA5 Planilha1.BB2:Planilha1.BB2 Planilha1.BB3:Planilha1.BB5 Planilha1.BC2:Planilha1.BC2 Planilha1.BC3:Planilha1.BC5 Planilha1.BD2:Planilha1.BD2 Planilha1.BD3:Planilha1.BD5 Planilha1.BE2:Planilha1.BE2 Planilha1.BE3:Planilha1.BE5 Planilha1.BF2:Planilha1.BF2 Planilha1.BF3:Planilha1.BF5 Planilha1.BG2:Planilha1.BG2 Planilha1.BG3:Planilha1.BG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EMPO ABSOLUTO – CASO MÉDI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RELATIVO – CASO MÉDI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ABSOLUTO – MELHOR CAS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RELATIVO – MELHOR CAS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ABSOLUTO – PIOR CAS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RELATIVO – PIOR CASO</text:p>
          </table:table-cell>
          <table:covered-table-cell table:number-columns-repeated="8" table:style-name="ce2"/>
        </table:table-row>
        <table:table-row table:style-name="ro1"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</table:table-row>
        <table:table-row table:style-name="ro1">
          <table:table-cell table:style-name="ce2" office:value-type="string" calcext:value-type="string">
            <text:p>10000 chaves</text:p>
          </table:table-cell>
          <table:table-cell table:style-name="ce4" office:value-type="float" office:value="0.51" calcext:value-type="float">
            <text:p>0,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162" calcext:value-type="float">
            <text:p>0,1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.2" calcext:value-type="float">
            <text:p>1,2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0.358" calcext:value-type="float">
            <text:p>0,3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205" calcext:value-type="float">
            <text:p>0,2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0.596" calcext:value-type="float">
            <text:p>0,5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189" calcext:value-type="float">
            <text:p>0,189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40000 chaves</text:p>
          </table:table-cell>
          <table:table-cell table:style-name="ce4" office:value-type="float" office:value="8.874" calcext:value-type="float">
            <text:p>8,874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2.514" calcext:value-type="float">
            <text:p>2,5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5" calcext:value-type="float">
            <text:p>0,0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8874" calcext:value-type="float">
            <text:p>8874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14" calcext:value-type="float">
            <text:p>25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1" calcext:value-type="float">
            <text:p>1,1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5.721" calcext:value-type="float">
            <text:p>5,721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office:value-type="float" office:value="3.063" calcext:value-type="float">
            <text:p>3,0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01" calcext:value-type="float">
            <text:p>0,001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5721" calcext:value-type="float">
            <text:p>57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63" calcext:value-type="float">
            <text:p>30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9.504" calcext:value-type="float">
            <text:p>9,504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office:value-type="float" office:value="3.073" calcext:value-type="float">
            <text:p>3,073</text:p>
          </table:table-cell>
          <table:table-cell table:style-name="ce2" office:value-type="float" office:value="6.711" calcext:value-type="float">
            <text:p>6,711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9504" calcext:value-type="float">
            <text:p>95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73" calcext:value-type="float">
            <text:p>3073</text:p>
          </table:table-cell>
          <table:table-cell table:style-name="ce2" office:value-type="float" office:value="6711" calcext:value-type="float">
            <text:p>67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60000 chaves</text:p>
          </table:table-cell>
          <table:table-cell table:style-name="ce4" office:value-type="float" office:value="157.86" calcext:value-type="float">
            <text:p>157,86</text:p>
          </table:table-cell>
          <table:table-cell table:style-name="ce4" office:value-type="float" office:value="0.079" calcext:value-type="float">
            <text:p>0,079</text:p>
          </table:table-cell>
          <table:table-cell table:style-name="ce4" office:value-type="float" office:value="0.076" calcext:value-type="float">
            <text:p>0,076</text:p>
          </table:table-cell>
          <table:table-cell table:style-name="ce4" office:value-type="float" office:value="48.859" calcext:value-type="float">
            <text:p>48,859</text:p>
          </table:table-cell>
          <table:table-cell table:style-name="ce4" office:value-type="float" office:value="0.038" calcext:value-type="float">
            <text:p>0,038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23" calcext:value-type="float">
            <text:p>0,023</text:p>
          </table:table-cell>
          <table:table-cell table:style-name="ce4" office:value-type="float" office:value="0.003" calcext:value-type="float">
            <text:p>0,003</text:p>
          </table:table-cell>
          <table:table-cell/>
          <table:table-cell table:style-name="ce2" office:value-type="string" calcext:value-type="string">
            <text:p>160000 chaves</text:p>
          </table:table-cell>
          <table:table-cell table:style-name="ce2" office:value-type="float" office:value="157860" calcext:value-type="float">
            <text:p>157860</text:p>
          </table:table-cell>
          <table:table-cell table:style-name="ce2" office:value-type="float" office:value="51258" calcext:value-type="float">
            <text:p>5125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3969" calcext:value-type="float">
            <text:p>439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160000 chaves</text:p>
          </table:table-cell>
          <table:table-cell table:style-name="ce4" office:value-type="float" office:value="91.957" calcext:value-type="float">
            <text:p>91,957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 office:value-type="float" office:value="0.061" calcext:value-type="float">
            <text:p>0,061</text:p>
          </table:table-cell>
          <table:table-cell table:style-name="ce4" office:value-type="float" office:value="46.455" calcext:value-type="float">
            <text:p>46,455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3" calcext:value-type="float">
            <text:p>0,003</text:p>
          </table:table-cell>
          <table:table-cell/>
          <table:table-cell table:style-name="ce2" office:value-type="string" calcext:value-type="string">
            <text:p>160000 chaves</text:p>
          </table:table-cell>
          <table:table-cell table:style-name="ce2" office:value-type="float" office:value="91957" calcext:value-type="float">
            <text:p>919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6455" calcext:value-type="float">
            <text:p>464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16000 chaves</text:p>
          </table:table-cell>
          <table:table-cell table:style-name="ce4" office:value-type="float" office:value="154.32" calcext:value-type="float">
            <text:p>154,32</text:p>
          </table:table-cell>
          <table:table-cell table:style-name="ce4" office:value-type="float" office:value="0.111" calcext:value-type="float">
            <text:p>0,111</text:p>
          </table:table-cell>
          <table:table-cell table:style-name="ce4" office:value-type="float" office:value="0.099" calcext:value-type="float">
            <text:p>0,099</text:p>
          </table:table-cell>
          <table:table-cell table:style-name="ce4" office:value-type="float" office:value="51.743" calcext:value-type="float">
            <text:p>51,743</text:p>
          </table:table-cell>
          <table:table-cell table:style-name="ce4" office:value-type="float" office:value="48.12" calcext:value-type="float">
            <text:p>48,12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2.565" calcext:value-type="float">
            <text:p>2,565</text:p>
          </table:table-cell>
          <table:table-cell table:style-name="ce4" office:value-type="float" office:value="0.003" calcext:value-type="float">
            <text:p>0,003</text:p>
          </table:table-cell>
          <table:table-cell/>
          <table:table-cell table:style-name="ce2" office:value-type="string" calcext:value-type="string">
            <text:p>16000 chaves</text:p>
          </table:table-cell>
          <table:table-cell table:style-name="ce2" office:value-type="float" office:value="51440" calcext:value-type="float">
            <text:p>514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247.6" calcext:value-type="float">
            <text:p>17247,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855000" calcext:value-type="float">
            <text:p>85500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640000 chaves</text:p>
          </table:table-cell>
          <table:table-cell table:style-name="ce4" office:value-type="float" office:value="2500.302" calcext:value-type="float">
            <text:p>2500,302</text:p>
          </table:table-cell>
          <table:table-cell table:style-name="ce4" office:value-type="float" office:value="0.894" calcext:value-type="float">
            <text:p>0,894</text:p>
          </table:table-cell>
          <table:table-cell table:style-name="ce4" office:value-type="float" office:value="0.441" calcext:value-type="float">
            <text:p>0,441</text:p>
          </table:table-cell>
          <table:table-cell table:style-name="ce4" office:value-type="float" office:value="1025.836" calcext:value-type="float">
            <text:p>1025,836</text:p>
          </table:table-cell>
          <table:table-cell table:style-name="ce2" office:value-type="float" office:value="0.176" calcext:value-type="float">
            <text:p>0,176</text:p>
          </table:table-cell>
          <table:table-cell table:style-name="ce2" office:value-type="float" office:value="0.293" calcext:value-type="float">
            <text:p>0,293</text:p>
          </table:table-cell>
          <table:table-cell table:style-name="ce2" office:value-type="float" office:value="0.204" calcext:value-type="float">
            <text:p>0,204</text:p>
          </table:table-cell>
          <table:table-cell table:style-name="ce2" office:value-type="float" office:value="0.044" calcext:value-type="float">
            <text:p>0,044</text:p>
          </table:table-cell>
          <table:table-cell/>
          <table:table-cell table:style-name="ce2" office:value-type="string" calcext:value-type="string">
            <text:p>640000 chaves</text:p>
          </table:table-cell>
          <table:table-cell table:style-name="ce2" office:value-type="float" office:value="500060" calcext:value-type="float">
            <text:p>500060</text:p>
          </table:table-cell>
          <table:table-cell table:style-name="ce2" office:value-type="float" office:value="102500" calcext:value-type="float">
            <text:p>102500</text:p>
          </table:table-cell>
          <table:table-cell table:style-name="ce2" office:value-type="float" office:value="88.2" calcext:value-type="float">
            <text:p>88,2</text:p>
          </table:table-cell>
          <table:table-cell table:style-name="ce2" office:value-type="float" office:value="205160" calcext:value-type="float">
            <text:p>205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.6" calcext:value-type="float">
            <text:p>58,6</text:p>
          </table:table-cell>
          <table:table-cell table:style-name="ce2" office:value-type="float" office:value="40.8" calcext:value-type="float">
            <text:p>40,8</text:p>
          </table:table-cell>
          <table:table-cell table:style-name="ce2" office:value-type="float" office:value="8.8" calcext:value-type="float">
            <text:p>8,8</text:p>
          </table:table-cell>
          <table:table-cell table:number-columns-repeated="3"/>
          <table:table-cell table:style-name="ce5" table:number-columns-repeated="3"/>
          <table:table-cell table:number-columns-repeated="34"/>
        </table:table-row>
        <table:table-row table:style-name="ro1">
          <table:table-cell table:style-name="ce2" office:value-type="string" calcext:value-type="string">
            <text:p>256000 chaves</text:p>
          </table:table-cell>
          <table:table-cell table:number-columns-repeated="2" table:style-name="ce2" office:value-type="float" office:value="3600" calcext:value-type="float">
            <text:p>3600</text:p>
          </table:table-cell>
          <table:table-cell table:style-name="ce2" office:value-type="float" office:value="2.325" calcext:value-type="float">
            <text:p>2,32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.756" calcext:value-type="float">
            <text:p>0,756</text:p>
          </table:table-cell>
          <table:table-cell table:style-name="ce2" office:value-type="float" office:value="1.501" calcext:value-type="float">
            <text:p>1,50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256000 chaves</text:p>
          </table:table-cell>
          <table:table-cell table:style-name="ce2" table:number-columns-repeated="2"/>
          <table:table-cell table:style-name="ce2" office:value-type="float" office:value="100.8" calcext:value-type="float">
            <text:p>100,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5.2" calcext:value-type="float">
            <text:p>65,2</text:p>
          </table:table-cell>
          <table:table-cell table:style-name="ce2" table:number-columns-repeated="2"/>
          <table:table-cell table:number-columns-repeated="40"/>
        </table:table-row>
        <table:table-row table:style-name="ro1">
          <table:table-cell table:style-name="ce2" office:value-type="string" calcext:value-type="string">
            <text:p>10240000 chaves</text:p>
          </table:table-cell>
          <table:table-cell table:style-name="ce2" table:number-columns-repeated="2"/>
          <table:table-cell table:style-name="ce2" office:value-type="float" office:value="7.9" calcext:value-type="float">
            <text:p>7,9</text:p>
          </table:table-cell>
          <table:table-cell table:style-name="ce4"/>
          <table:table-cell table:style-name="ce2" office:value-type="float" office:value="3.3349" calcext:value-type="float">
            <text:p>3,3349</text:p>
          </table:table-cell>
          <table:table-cell table:style-name="ce2" office:value-type="float" office:value="8.127" calcext:value-type="float">
            <text:p>8,12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10240000 chaves</text:p>
          </table:table-cell>
          <table:table-cell table:style-name="ce2" table:number-columns-repeated="2"/>
          <table:table-cell table:style-name="ce2" office:value-type="float" office:value="105.3" calcext:value-type="float">
            <text:p>105,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8.3" calcext:value-type="float">
            <text:p>108,3</text:p>
          </table:table-cell>
          <table:table-cell table:style-name="ce2" table:number-columns-repeated="2"/>
          <table:table-cell table:number-columns-repeated="5"/>
          <table:table-cell table:style-name="ce5"/>
          <table:table-cell table:number-columns-repeated="34"/>
        </table:table-row>
        <table:table-row table:style-name="ro1">
          <table:table-cell table:style-name="ce2" office:value-type="string" calcext:value-type="string">
            <text:p>40960000 chaves</text:p>
          </table:table-cell>
          <table:table-cell table:style-name="ce2" table:number-columns-repeated="2"/>
          <table:table-cell table:style-name="ce2" office:value-type="float" office:value="48.871" calcext:value-type="float">
            <text:p>48,871</text:p>
          </table:table-cell>
          <table:table-cell table:style-name="ce4"/>
          <table:table-cell table:style-name="ce2" office:value-type="float" office:value="14.36" calcext:value-type="float">
            <text:p>14,36</text:p>
          </table:table-cell>
          <table:table-cell table:style-name="ce2" office:value-type="float" office:value="42.02" calcext:value-type="float">
            <text:p>42,0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40960000 chaves</text:p>
          </table:table-cell>
          <table:table-cell table:style-name="ce2" table:number-columns-repeated="2"/>
          <table:table-cell table:style-name="ce2" office:value-type="float" office:value="146.3" calcext:value-type="float">
            <text:p>146,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5.8" calcext:value-type="float">
            <text:p>125,8</text:p>
          </table:table-cell>
          <table:table-cell table:style-name="ce2" table:number-columns-repeated="2"/>
          <table:table-cell table:number-columns-repeated="5"/>
          <table:table-cell table:style-name="ce5"/>
          <table:table-cell table:number-columns-repeated="34"/>
        </table:table-row>
        <table:table-row table:style-name="ro1">
          <table:table-cell table:style-name="ce2" office:value-type="string" calcext:value-type="string">
            <text:p>163840000 chaves</text:p>
          </table:table-cell>
          <table:table-cell table:style-name="ce2" table:number-columns-repeated="2"/>
          <table:table-cell table:style-name="ce2" office:value-type="float" office:value="203.05" calcext:value-type="float">
            <text:p>203,05</text:p>
          </table:table-cell>
          <table:table-cell table:style-name="ce4"/>
          <table:table-cell table:style-name="ce2" office:value-type="float" office:value="61.34" calcext:value-type="float">
            <text:p>61,34</text:p>
          </table:table-cell>
          <table:table-cell table:style-name="ce2" office:value-type="float" office:value="242.374" calcext:value-type="float">
            <text:p>242,37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163840000 chaves</text:p>
          </table:table-cell>
          <table:table-cell table:style-name="ce2" table:number-columns-repeated="2"/>
          <table:table-cell table:style-name="ce2" office:value-type="float" office:value="153.5" calcext:value-type="float">
            <text:p>153,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3.3" calcext:value-type="float">
            <text:p>183,3</text:p>
          </table:table-cell>
          <table:table-cell table:style-name="ce2" table:number-columns-repeated="2"/>
          <table:table-cell table:number-columns-repeated="5"/>
          <table:table-cell table:style-name="ce5"/>
          <table:table-cell table:number-columns-repeated="34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4"/>
        </table:table-row>
        <table:table-row table:style-name="ro1" table:number-rows-repeated="4">
          <table:table-cell table:number-columns-repeated="59"/>
        </table:table-row>
        <table:table-row table:style-name="ro1">
          <table:table-cell table:number-columns-repeated="26"/>
          <table:table-cell table:style-name="ce5"/>
          <table:table-cell table:number-columns-repeated="32"/>
        </table:table-row>
        <table:table-row table:style-name="ro1" table:number-rows-repeated="7">
          <table:table-cell table:number-columns-repeated="25"/>
          <table:table-cell table:style-name="ce6"/>
          <table:table-cell table:style-name="ce5"/>
          <table:table-cell table:number-columns-repeated="32"/>
        </table:table-row>
        <table:table-row table:style-name="ro1">
          <table:table-cell table:number-columns-repeated="25"/>
          <table:table-cell table:style-name="ce6"/>
          <table:table-cell table:style-name="ce5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32:50.208897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ney </meta:initial-creator>
    <meta:creation-date>2015-11-24T16:03:07.839909424</meta:creation-date>
    <dc:date>2015-11-25T11:02:20.591827144</dc:date>
    <dc:creator>poney </dc:creator>
    <meta:editing-duration>PT3H6M54S</meta:editing-duration>
    <meta:editing-cycles>44</meta:editing-cycles>
    <meta:generator>LibreOffice/4.4.3.2$Linux_X86_64 LibreOffice_project/40m0$Build-2</meta:generator>
    <meta:document-statistic meta:table-count="1" meta:cell-count="2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6cm" svg:height="11.456cm" xlink:href=".." xlink:type="simple" chart:class="chart:line" chart:style-name="ch1">
        <chart:title svg:x="7.15cm" svg:y="0.365cm" chart:style-name="ch2">
          <text:p>Tempo Absoluto - Caso Médio</text:p>
        </chart:title>
        <chart:legend chart:legend-position="end" svg:x="16.958cm" svg:y="3.686cm" style:legend-expansion="high" chart:style-name="ch3"/>
        <chart:plot-area chart:style-name="ch4" table:cell-range-address="Planilha1.A2:Planilha1.I10" chart:data-source-has-labels="both" svg:x="1.418cm" svg:y="1.399cm" svg:width="15.133cm" svg:height="8.847cm">
          <chartooo:coordinate-region svg:x="2.49cm" svg:y="1.598cm" svg:width="12.617cm" svg:height="7.603cm"/>
          <chart:axis chart:dimension="x" chart:name="primary-x" chart:style-name="ch5" chartooo:axis-type="auto">
            <chartooo:date-scale/>
            <chart:title svg:x="7.524cm" svg:y="10.475cm" chart:style-name="ch6">
              <text:p>Número de Chaves</text:p>
            </chart:title>
            <chart:categories table:cell-range-address="Planilha1.A3:Planilha1.A10"/>
          </chart:axis>
          <chart:axis chart:dimension="y" chart:name="primary-y" chart:style-name="ch5">
            <chart:title svg:x="0.451cm" svg:y="7.559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B3:Planilha1.B10" chart:label-cell-address="Planilha1.B2:Planilha1.B2" chart:class="chart:line">
            <chart:data-point chart:repeated="8"/>
          </chart:series>
          <chart:series chart:style-name="ch10" chart:values-cell-range-address="Planilha1.C3:Planilha1.C10" chart:label-cell-address="Planilha1.C2:Planilha1.C2" chart:class="chart:line">
            <chart:data-point chart:repeated="8"/>
          </chart:series>
          <chart:series chart:style-name="ch11" chart:values-cell-range-address="Planilha1.D3:Planilha1.D10" chart:label-cell-address="Planilha1.D2:Planilha1.D2" chart:class="chart:line">
            <chart:data-point chart:repeated="8"/>
          </chart:series>
          <chart:series chart:style-name="ch12" chart:values-cell-range-address="Planilha1.E3:Planilha1.E10" chart:label-cell-address="Planilha1.E2:Planilha1.E2" chart:class="chart:line">
            <chart:data-point chart:repeated="8"/>
          </chart:series>
          <chart:series chart:style-name="ch13" chart:values-cell-range-address="Planilha1.F3:Planilha1.F10" chart:label-cell-address="Planilha1.F2:Planilha1.F2" chart:class="chart:line">
            <chart:data-point chart:repeated="8"/>
          </chart:series>
          <chart:series chart:style-name="ch14" chart:values-cell-range-address="Planilha1.G3:Planilha1.G10" chart:label-cell-address="Planilha1.G2:Planilha1.G2" chart:class="chart:line">
            <chart:data-point chart:repeated="8"/>
          </chart:series>
          <chart:series chart:style-name="ch15" chart:values-cell-range-address="Planilha1.H3:Planilha1.H10" chart:label-cell-address="Planilha1.H2:Planilha1.H2" chart:class="chart:line">
            <chart:data-point chart:repeated="8"/>
          </chart:series>
          <chart:series chart:style-name="ch16" chart:values-cell-range-address="Planilha1.I3:Planilha1.I10" chart:label-cell-address="Planilha1.I2:Planilha1.I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B2:Planilha1.B2</svg:desc>
                </draw:g>
              </table:table-cell>
              <table:table-cell office:value-type="string">
                <text:p>InsertionSort</text:p>
                <draw:g>
                  <svg:desc>Planilha1.C2:Planilha1.C2</svg:desc>
                </draw:g>
              </table:table-cell>
              <table:table-cell office:value-type="string">
                <text:p>HeapSort</text:p>
                <draw:g>
                  <svg:desc>Planilha1.D2:Planilha1.D2</svg:desc>
                </draw:g>
              </table:table-cell>
              <table:table-cell office:value-type="string">
                <text:p>SelectionSort</text:p>
                <draw:g>
                  <svg:desc>Planilha1.E2:Planilha1.E2</svg:desc>
                </draw:g>
              </table:table-cell>
              <table:table-cell office:value-type="string">
                <text:p>QuickSort</text:p>
                <draw:g>
                  <svg:desc>Planilha1.F2:Planilha1.F2</svg:desc>
                </draw:g>
              </table:table-cell>
              <table:table-cell office:value-type="string">
                <text:p>ShellSort</text:p>
                <draw:g>
                  <svg:desc>Planilha1.G2:Planilha1.G2</svg:desc>
                </draw:g>
              </table:table-cell>
              <table:table-cell office:value-type="string">
                <text:p>MergeSort</text:p>
                <draw:g>
                  <svg:desc>Planilha1.H2:Planilha1.H2</svg:desc>
                </draw:g>
              </table:table-cell>
              <table:table-cell office:value-type="string">
                <text:p>CountingSort</text:p>
                <draw:g>
                  <svg:desc>Planilha1.I2:Planilha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3:Planilha1.A10</svg:desc>
                </draw:g>
              </table:table-cell>
              <table:table-cell office:value-type="float" office:value="0.51">
                <text:p>0.51</text:p>
                <draw:g>
                  <svg:desc>Planilha1.B3:Planilha1.B10</svg:desc>
                </draw:g>
              </table:table-cell>
              <table:table-cell office:value-type="float" office:value="0">
                <text:p>0</text:p>
                <draw:g>
                  <svg:desc>Planilha1.C3:Planilha1.C10</svg:desc>
                </draw:g>
              </table:table-cell>
              <table:table-cell office:value-type="float" office:value="0.002">
                <text:p>0.002</text:p>
                <draw:g>
                  <svg:desc>Planilha1.D3:Planilha1.D10</svg:desc>
                </draw:g>
              </table:table-cell>
              <table:table-cell office:value-type="float" office:value="0.162">
                <text:p>0.162</text:p>
                <draw:g>
                  <svg:desc>Planilha1.E3:Planilha1.E10</svg:desc>
                </draw:g>
              </table:table-cell>
              <table:table-cell office:value-type="float" office:value="0">
                <text:p>0</text:p>
                <draw:g>
                  <svg:desc>Planilha1.F3:Planilha1.F10</svg:desc>
                </draw:g>
              </table:table-cell>
              <table:table-cell office:value-type="float" office:value="0">
                <text:p>0</text:p>
                <draw:g>
                  <svg:desc>Planilha1.G3:Planilha1.G10</svg:desc>
                </draw:g>
              </table:table-cell>
              <table:table-cell office:value-type="float" office:value="0.001">
                <text:p>0.001</text:p>
                <draw:g>
                  <svg:desc>Planilha1.H3:Planilha1.H10</svg:desc>
                </draw:g>
              </table:table-cell>
              <table:table-cell office:value-type="float" office:value="0">
                <text:p>0</text:p>
                <draw:g>
                  <svg:desc>Planilha1.I3:Planilha1.I10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8.874">
                <text:p>8.874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2.514">
                <text:p>2.51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157.86">
                <text:p>157.86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48.859">
                <text:p>48.859</text:p>
              </table:table-cell>
              <table:table-cell office:value-type="float" office:value="0.038">
                <text:p>0.038</text:p>
              </table:table-cell>
              <table:table-cell office:value-type="float" office:value="0.008">
                <text:p>0.008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0000 chaves</text:p>
              </table:table-cell>
              <table:table-cell office:value-type="float" office:value="2500.302">
                <text:p>2500.302</text:p>
              </table:table-cell>
              <table:table-cell office:value-type="float" office:value="0.894">
                <text:p>0.894</text:p>
              </table:table-cell>
              <table:table-cell office:value-type="float" office:value="0.441">
                <text:p>0.441</text:p>
              </table:table-cell>
              <table:table-cell office:value-type="float" office:value="1025.836">
                <text:p>1025.836</text:p>
              </table:table-cell>
              <table:table-cell office:value-type="float" office:value="0.176">
                <text:p>0.176</text:p>
              </table:table-cell>
              <table:table-cell office:value-type="float" office:value="0.293">
                <text:p>0.293</text:p>
              </table:table-cell>
              <table:table-cell office:value-type="float" office:value="0.204">
                <text:p>0.20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56000 chaves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2.325">
                <text:p>2.325</text:p>
              </table:table-cell>
              <table:table-cell office:value-type="float" office:value="3600">
                <text:p>3600</text:p>
              </table:table-cell>
              <table:table-cell office:value-type="float" office:value="0.756">
                <text:p>0.756</text:p>
              </table:table-cell>
              <table:table-cell office:value-type="float" office:value="1.501">
                <text:p>1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3.3349">
                <text:p>3.3349</text:p>
              </table:table-cell>
              <table:table-cell office:value-type="float" office:value="8.127">
                <text:p>8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71">
                <text:p>48.871</text:p>
              </table:table-cell>
              <table:table-cell office:value-type="float" office:value="NaN">
                <text:p>NaN</text:p>
              </table:table-cell>
              <table:table-cell office:value-type="float" office:value="14.36">
                <text:p>14.36</text:p>
              </table:table-cell>
              <table:table-cell office:value-type="float" office:value="42.02">
                <text:p>4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05">
                <text:p>203.05</text:p>
              </table:table-cell>
              <table:table-cell office:value-type="float" office:value="NaN">
                <text:p>NaN</text:p>
              </table:table-cell>
              <table:table-cell office:value-type="float" office:value="61.34">
                <text:p>61.34</text:p>
              </table:table-cell>
              <table:table-cell office:value-type="float" office:value="242.374">
                <text:p>242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71cm" svg:y="0.239cm" chart:style-name="ch2">
          <text:p>Tempo Relativo - Caso Médio</text:p>
        </chart:title>
        <chart:legend chart:legend-position="end" svg:x="12.592cm" svg:y="2.458cm" style:legend-expansion="high" chart:style-name="ch3"/>
        <chart:plot-area chart:style-name="ch4" table:cell-range-address="Planilha1.K2:Planilha1.S10" chart:data-source-has-labels="both" svg:x="1.331cm" svg:y="1.301cm" svg:width="10.941cm" svg:height="6.538cm">
          <chartooo:coordinate-region svg:x="2.693cm" svg:y="1.301cm" svg:width="9.143cm" svg:height="3.769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K3:Planilha1.K10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L3:Planilha1.L10" chart:label-cell-address="Planilha1.L2:Planilha1.L2" chart:class="chart:line">
            <chart:data-point chart:repeated="8"/>
          </chart:series>
          <chart:series chart:style-name="ch10" chart:values-cell-range-address="Planilha1.M3:Planilha1.M10" chart:label-cell-address="Planilha1.M2:Planilha1.M2" chart:class="chart:line">
            <chart:data-point chart:repeated="8"/>
          </chart:series>
          <chart:series chart:style-name="ch11" chart:values-cell-range-address="Planilha1.N3:Planilha1.N10" chart:label-cell-address="Planilha1.N2:Planilha1.N2" chart:class="chart:line">
            <chart:data-point chart:repeated="8"/>
          </chart:series>
          <chart:series chart:style-name="ch12" chart:values-cell-range-address="Planilha1.O3:Planilha1.O10" chart:label-cell-address="Planilha1.O2:Planilha1.O2" chart:class="chart:line">
            <chart:data-point chart:repeated="8"/>
          </chart:series>
          <chart:series chart:style-name="ch13" chart:values-cell-range-address="Planilha1.P3:Planilha1.P10" chart:label-cell-address="Planilha1.P2:Planilha1.P2" chart:class="chart:line">
            <chart:data-point chart:repeated="8"/>
          </chart:series>
          <chart:series chart:style-name="ch14" chart:values-cell-range-address="Planilha1.Q3:Planilha1.Q10" chart:label-cell-address="Planilha1.Q2:Planilha1.Q2" chart:class="chart:line">
            <chart:data-point chart:repeated="8"/>
          </chart:series>
          <chart:series chart:style-name="ch15" chart:values-cell-range-address="Planilha1.R3:Planilha1.R10" chart:label-cell-address="Planilha1.R2:Planilha1.R2" chart:class="chart:line">
            <chart:data-point chart:repeated="8"/>
          </chart:series>
          <chart:series chart:style-name="ch16" chart:values-cell-range-address="Planilha1.S3:Planilha1.S10" chart:label-cell-address="Planilha1.S2:Planilha1.S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L2:Planilha1.L2</svg:desc>
                </draw:g>
              </table:table-cell>
              <table:table-cell office:value-type="string">
                <text:p>InsertionSort</text:p>
                <draw:g>
                  <svg:desc>Planilha1.M2:Planilha1.M2</svg:desc>
                </draw:g>
              </table:table-cell>
              <table:table-cell office:value-type="string">
                <text:p>HeapSort</text:p>
                <draw:g>
                  <svg:desc>Planilha1.N2:Planilha1.N2</svg:desc>
                </draw:g>
              </table:table-cell>
              <table:table-cell office:value-type="string">
                <text:p>SelectionSort</text:p>
                <draw:g>
                  <svg:desc>Planilha1.O2:Planilha1.O2</svg:desc>
                </draw:g>
              </table:table-cell>
              <table:table-cell office:value-type="string">
                <text:p>QuickSort</text:p>
                <draw:g>
                  <svg:desc>Planilha1.P2:Planilha1.P2</svg:desc>
                </draw:g>
              </table:table-cell>
              <table:table-cell office:value-type="string">
                <text:p>ShellSort</text:p>
                <draw:g>
                  <svg:desc>Planilha1.Q2:Planilha1.Q2</svg:desc>
                </draw:g>
              </table:table-cell>
              <table:table-cell office:value-type="string">
                <text:p>MergeSort</text:p>
                <draw:g>
                  <svg:desc>Planilha1.R2:Planilha1.R2</svg:desc>
                </draw:g>
              </table:table-cell>
              <table:table-cell office:value-type="string">
                <text:p>CountingSort</text:p>
                <draw:g>
                  <svg:desc>Planilha1.S2:Planilha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K3:Planilha1.K10</svg:desc>
                </draw:g>
              </table:table-cell>
              <table:table-cell office:value-type="float" office:value="510">
                <text:p>510</text:p>
                <draw:g>
                  <svg:desc>Planilha1.L3:Planilha1.L10</svg:desc>
                </draw:g>
              </table:table-cell>
              <table:table-cell office:value-type="float" office:value="221">
                <text:p>221</text:p>
                <draw:g>
                  <svg:desc>Planilha1.M3:Planilha1.M10</svg:desc>
                </draw:g>
              </table:table-cell>
              <table:table-cell office:value-type="float" office:value="2">
                <text:p>2</text:p>
                <draw:g>
                  <svg:desc>Planilha1.N3:Planilha1.N10</svg:desc>
                </draw:g>
              </table:table-cell>
              <table:table-cell office:value-type="float" office:value="162">
                <text:p>162</text:p>
                <draw:g>
                  <svg:desc>Planilha1.O3:Planilha1.O10</svg:desc>
                </draw:g>
              </table:table-cell>
              <table:table-cell office:value-type="float" office:value="1">
                <text:p>1</text:p>
                <draw:g>
                  <svg:desc>Planilha1.P3:Planilha1.P10</svg:desc>
                </draw:g>
              </table:table-cell>
              <table:table-cell office:value-type="float" office:value="1.1">
                <text:p>1.1</text:p>
                <draw:g>
                  <svg:desc>Planilha1.Q3:Planilha1.Q10</svg:desc>
                </draw:g>
              </table:table-cell>
              <table:table-cell office:value-type="float" office:value="1.5">
                <text:p>1.5</text:p>
                <draw:g>
                  <svg:desc>Planilha1.R3:Planilha1.R10</svg:desc>
                </draw:g>
              </table:table-cell>
              <table:table-cell office:value-type="float" office:value="1.2">
                <text:p>1.2</text:p>
                <draw:g>
                  <svg:desc>Planilha1.S3:Planilha1.S10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8874">
                <text:p>8874</text:p>
              </table:table-cell>
              <table:table-cell office:value-type="float" office:value="3040">
                <text:p>3040</text:p>
              </table:table-cell>
              <table:table-cell office:value-type="float" office:value="11">
                <text:p>11</text:p>
              </table:table-cell>
              <table:table-cell office:value-type="float" office:value="2514">
                <text:p>2514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157860">
                <text:p>157860</text:p>
              </table:table-cell>
              <table:table-cell office:value-type="float" office:value="51258">
                <text:p>51258</text:p>
              </table:table-cell>
              <table:table-cell office:value-type="float" office:value="52">
                <text:p>52</text:p>
              </table:table-cell>
              <table:table-cell office:value-type="float" office:value="43969">
                <text:p>4396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000 chaves</text:p>
              </table:table-cell>
              <table:table-cell office:value-type="float" office:value="500060">
                <text:p>500060</text:p>
              </table:table-cell>
              <table:table-cell office:value-type="float" office:value="102500">
                <text:p>102500</text:p>
              </table:table-cell>
              <table:table-cell office:value-type="float" office:value="88.2">
                <text:p>88.2</text:p>
              </table:table-cell>
              <table:table-cell office:value-type="float" office:value="205160">
                <text:p>205160</text:p>
              </table:table-cell>
              <table:table-cell office:value-type="float" office:value="1">
                <text:p>1</text:p>
              </table:table-cell>
              <table:table-cell office:value-type="float" office:value="58.6">
                <text:p>58.6</text:p>
              </table:table-cell>
              <table:table-cell office:value-type="float" office:value="40.8">
                <text:p>40.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56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8">
                <text:p>100.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5.2">
                <text:p>6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">
                <text:p>105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8.3">
                <text:p>10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3">
                <text:p>146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25.8">
                <text:p>12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5">
                <text:p>153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3.3">
                <text:p>18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TEMPO ABSOLUTO - MELHOR CASO</text:p>
        </chart:title>
        <chart:legend chart:legend-position="end" svg:x="12.592cm" svg:y="2.458cm" style:legend-expansion="high" chart:style-name="ch3"/>
        <chart:plot-area chart:style-name="ch4" table:cell-range-address="Planilha1.U2:Planilha1.AC5" chart:data-source-has-labels="both" svg:x="1.331cm" svg:y="1.301cm" svg:width="10.941cm" svg:height="6.538cm">
          <chartooo:coordinate-region svg:x="2.403cm" svg:y="1.5cm" svg:width="8.703cm" svg:height="5.692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U3:Planilha1.U5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V3:Planilha1.V5" chart:label-cell-address="Planilha1.V2:Planilha1.V2" chart:class="chart:line">
            <chart:data-point chart:repeated="3"/>
          </chart:series>
          <chart:series chart:style-name="ch10" chart:values-cell-range-address="Planilha1.W3:Planilha1.W5" chart:label-cell-address="Planilha1.W2:Planilha1.W2" chart:class="chart:line">
            <chart:data-point chart:repeated="3"/>
          </chart:series>
          <chart:series chart:style-name="ch11" chart:values-cell-range-address="Planilha1.X3:Planilha1.X5" chart:label-cell-address="Planilha1.X2:Planilha1.X2" chart:class="chart:line">
            <chart:data-point chart:repeated="3"/>
          </chart:series>
          <chart:series chart:style-name="ch12" chart:values-cell-range-address="Planilha1.Y3:Planilha1.Y5" chart:label-cell-address="Planilha1.Y2:Planilha1.Y2" chart:class="chart:line">
            <chart:data-point chart:repeated="3"/>
          </chart:series>
          <chart:series chart:style-name="ch13" chart:values-cell-range-address="Planilha1.Z3:Planilha1.Z5" chart:label-cell-address="Planilha1.Z2:Planilha1.Z2" chart:class="chart:line">
            <chart:data-point chart:repeated="3"/>
          </chart:series>
          <chart:series chart:style-name="ch14" chart:values-cell-range-address="Planilha1.AA3:Planilha1.AA5" chart:label-cell-address="Planilha1.AA2:Planilha1.AA2" chart:class="chart:line">
            <chart:data-point chart:repeated="3"/>
          </chart:series>
          <chart:series chart:style-name="ch15" chart:values-cell-range-address="Planilha1.AB3:Planilha1.AB5" chart:label-cell-address="Planilha1.AB2:Planilha1.AB2" chart:class="chart:line">
            <chart:data-point chart:repeated="3"/>
          </chart:series>
          <chart:series chart:style-name="ch16" chart:values-cell-range-address="Planilha1.AC3:Planilha1.AC5" chart:label-cell-address="Planilha1.AC2:Planilha1.AC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V2:Planilha1.V2</svg:desc>
                </draw:g>
              </table:table-cell>
              <table:table-cell office:value-type="string">
                <text:p>InsertionSort</text:p>
                <draw:g>
                  <svg:desc>Planilha1.W2:Planilha1.W2</svg:desc>
                </draw:g>
              </table:table-cell>
              <table:table-cell office:value-type="string">
                <text:p>HeapSort</text:p>
                <draw:g>
                  <svg:desc>Planilha1.X2:Planilha1.X2</svg:desc>
                </draw:g>
              </table:table-cell>
              <table:table-cell office:value-type="string">
                <text:p>SelectionSort</text:p>
                <draw:g>
                  <svg:desc>Planilha1.Y2:Planilha1.Y2</svg:desc>
                </draw:g>
              </table:table-cell>
              <table:table-cell office:value-type="string">
                <text:p>QuickSort</text:p>
                <draw:g>
                  <svg:desc>Planilha1.Z2:Planilha1.Z2</svg:desc>
                </draw:g>
              </table:table-cell>
              <table:table-cell office:value-type="string">
                <text:p>ShellSort</text:p>
                <draw:g>
                  <svg:desc>Planilha1.AA2:Planilha1.AA2</svg:desc>
                </draw:g>
              </table:table-cell>
              <table:table-cell office:value-type="string">
                <text:p>MergeSort</text:p>
                <draw:g>
                  <svg:desc>Planilha1.AB2:Planilha1.AB2</svg:desc>
                </draw:g>
              </table:table-cell>
              <table:table-cell office:value-type="string">
                <text:p>CountingSort</text:p>
                <draw:g>
                  <svg:desc>Planilha1.AC2:Planilha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U3:Planilha1.U5</svg:desc>
                </draw:g>
              </table:table-cell>
              <table:table-cell office:value-type="float" office:value="0.358">
                <text:p>0.358</text:p>
                <draw:g>
                  <svg:desc>Planilha1.V3:Planilha1.V5</svg:desc>
                </draw:g>
              </table:table-cell>
              <table:table-cell office:value-type="float" office:value="0">
                <text:p>0</text:p>
                <draw:g>
                  <svg:desc>Planilha1.W3:Planilha1.W5</svg:desc>
                </draw:g>
              </table:table-cell>
              <table:table-cell office:value-type="float" office:value="0.003">
                <text:p>0.003</text:p>
                <draw:g>
                  <svg:desc>Planilha1.X3:Planilha1.X5</svg:desc>
                </draw:g>
              </table:table-cell>
              <table:table-cell office:value-type="float" office:value="0.205">
                <text:p>0.205</text:p>
                <draw:g>
                  <svg:desc>Planilha1.Y3:Planilha1.Y5</svg:desc>
                </draw:g>
              </table:table-cell>
              <table:table-cell office:value-type="float" office:value="0">
                <text:p>0</text:p>
                <draw:g>
                  <svg:desc>Planilha1.Z3:Planilha1.Z5</svg:desc>
                </draw:g>
              </table:table-cell>
              <table:table-cell office:value-type="float" office:value="0">
                <text:p>0</text:p>
                <draw:g>
                  <svg:desc>Planilha1.AA3:Planilha1.AA5</svg:desc>
                </draw:g>
              </table:table-cell>
              <table:table-cell office:value-type="float" office:value="0.001">
                <text:p>0.001</text:p>
                <draw:g>
                  <svg:desc>Planilha1.AB3:Planilha1.AB5</svg:desc>
                </draw:g>
              </table:table-cell>
              <table:table-cell office:value-type="float" office:value="0">
                <text:p>0</text:p>
                <draw:g>
                  <svg:desc>Planilha1.AC3:Planilha1.AC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5.721">
                <text:p>5.721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3.063">
                <text:p>3.063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91.957">
                <text:p>91.957</text:p>
              </table:table-cell>
              <table:table-cell office:value-type="float" office:value="0.045">
                <text:p>0.045</text:p>
              </table:table-cell>
              <table:table-cell office:value-type="float" office:value="0.061">
                <text:p>0.061</text:p>
              </table:table-cell>
              <table:table-cell office:value-type="float" office:value="46.455">
                <text:p>46.455</text:p>
              </table:table-cell>
              <table:table-cell office:value-type="float" office:value="0.001">
                <text:p>0.001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TEMPO ABSOLUTO - PIOR CASO</text:p>
        </chart:title>
        <chart:legend chart:legend-position="end" svg:x="12.592cm" svg:y="2.458cm" style:legend-expansion="high" chart:style-name="ch3"/>
        <chart:plot-area chart:style-name="ch4" table:cell-range-address="Planilha1.AO2:Planilha1.AW5" chart:data-source-has-labels="both" svg:x="1.331cm" svg:y="1.301cm" svg:width="10.941cm" svg:height="6.538cm">
          <chartooo:coordinate-region svg:x="2.403cm" svg:y="1.501cm" svg:width="8.796cm" svg:height="5.691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AO3:Planilha1.AO5"/>
          </chart:axis>
          <chart:axis chart:dimension="y" chart:name="primary-y" chart:style-name="ch5">
            <chart:title svg:x="0.451cm" svg:y="6.082cm" chart:style-name="ch7">
              <text:p>Tempo de Execução</text:p>
            </chart:title>
            <chart:grid chart:style-name="ch8" chart:class="major"/>
          </chart:axis>
          <chart:series chart:style-name="ch9" chart:values-cell-range-address="Planilha1.AP3:Planilha1.AP5" chart:label-cell-address="Planilha1.AP2:Planilha1.AP2" chart:class="chart:line">
            <chart:data-point chart:repeated="3"/>
          </chart:series>
          <chart:series chart:style-name="ch10" chart:values-cell-range-address="Planilha1.AQ3:Planilha1.AQ5" chart:label-cell-address="Planilha1.AQ2:Planilha1.AQ2" chart:class="chart:line">
            <chart:data-point chart:repeated="3"/>
          </chart:series>
          <chart:series chart:style-name="ch11" chart:values-cell-range-address="Planilha1.AR3:Planilha1.AR5" chart:label-cell-address="Planilha1.AR2:Planilha1.AR2" chart:class="chart:line">
            <chart:data-point chart:repeated="3"/>
          </chart:series>
          <chart:series chart:style-name="ch12" chart:values-cell-range-address="Planilha1.AS3:Planilha1.AS5" chart:label-cell-address="Planilha1.AS2:Planilha1.AS2" chart:class="chart:line">
            <chart:data-point chart:repeated="3"/>
          </chart:series>
          <chart:series chart:style-name="ch13" chart:values-cell-range-address="Planilha1.AT3:Planilha1.AT5" chart:label-cell-address="Planilha1.AT2:Planilha1.AT2" chart:class="chart:line">
            <chart:data-point chart:repeated="3"/>
          </chart:series>
          <chart:series chart:style-name="ch14" chart:values-cell-range-address="Planilha1.AU3:Planilha1.AU5" chart:label-cell-address="Planilha1.AU2:Planilha1.AU2" chart:class="chart:line">
            <chart:data-point chart:repeated="3"/>
          </chart:series>
          <chart:series chart:style-name="ch15" chart:values-cell-range-address="Planilha1.AV3:Planilha1.AV5" chart:label-cell-address="Planilha1.AV2:Planilha1.AV2" chart:class="chart:line">
            <chart:data-point chart:repeated="3"/>
          </chart:series>
          <chart:series chart:style-name="ch16" chart:values-cell-range-address="Planilha1.AW3:Planilha1.AW5" chart:label-cell-address="Planilha1.AW2:Planilha1.AW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AP2:Planilha1.AP2</svg:desc>
                </draw:g>
              </table:table-cell>
              <table:table-cell office:value-type="string">
                <text:p>InsertionSort</text:p>
                <draw:g>
                  <svg:desc>Planilha1.AQ2:Planilha1.AQ2</svg:desc>
                </draw:g>
              </table:table-cell>
              <table:table-cell office:value-type="string">
                <text:p>HeapSort</text:p>
                <draw:g>
                  <svg:desc>Planilha1.AR2:Planilha1.AR2</svg:desc>
                </draw:g>
              </table:table-cell>
              <table:table-cell office:value-type="string">
                <text:p>SelectionSort</text:p>
                <draw:g>
                  <svg:desc>Planilha1.AS2:Planilha1.AS2</svg:desc>
                </draw:g>
              </table:table-cell>
              <table:table-cell office:value-type="string">
                <text:p>QuickSort</text:p>
                <draw:g>
                  <svg:desc>Planilha1.AT2:Planilha1.AT2</svg:desc>
                </draw:g>
              </table:table-cell>
              <table:table-cell office:value-type="string">
                <text:p>ShellSort</text:p>
                <draw:g>
                  <svg:desc>Planilha1.AU2:Planilha1.AU2</svg:desc>
                </draw:g>
              </table:table-cell>
              <table:table-cell office:value-type="string">
                <text:p>MergeSort</text:p>
                <draw:g>
                  <svg:desc>Planilha1.AV2:Planilha1.AV2</svg:desc>
                </draw:g>
              </table:table-cell>
              <table:table-cell office:value-type="string">
                <text:p>CountingSort</text:p>
                <draw:g>
                  <svg:desc>Planilha1.AW2:Planilha1.A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O3:Planilha1.AO5</svg:desc>
                </draw:g>
              </table:table-cell>
              <table:table-cell office:value-type="float" office:value="0.596">
                <text:p>0.596</text:p>
                <draw:g>
                  <svg:desc>Planilha1.AP3:Planilha1.AP5</svg:desc>
                </draw:g>
              </table:table-cell>
              <table:table-cell office:value-type="float" office:value="0">
                <text:p>0</text:p>
                <draw:g>
                  <svg:desc>Planilha1.AQ3:Planilha1.AQ5</svg:desc>
                </draw:g>
              </table:table-cell>
              <table:table-cell office:value-type="float" office:value="0.003">
                <text:p>0.003</text:p>
                <draw:g>
                  <svg:desc>Planilha1.AR3:Planilha1.AR5</svg:desc>
                </draw:g>
              </table:table-cell>
              <table:table-cell office:value-type="float" office:value="0.189">
                <text:p>0.189</text:p>
                <draw:g>
                  <svg:desc>Planilha1.AS3:Planilha1.AS5</svg:desc>
                </draw:g>
              </table:table-cell>
              <table:table-cell office:value-type="float" office:value="0.42">
                <text:p>0.42</text:p>
                <draw:g>
                  <svg:desc>Planilha1.AT3:Planilha1.AT5</svg:desc>
                </draw:g>
              </table:table-cell>
              <table:table-cell office:value-type="float" office:value="0">
                <text:p>0</text:p>
                <draw:g>
                  <svg:desc>Planilha1.AU3:Planilha1.AU5</svg:desc>
                </draw:g>
              </table:table-cell>
              <table:table-cell office:value-type="float" office:value="0.001">
                <text:p>0.001</text:p>
                <draw:g>
                  <svg:desc>Planilha1.AV3:Planilha1.AV5</svg:desc>
                </draw:g>
              </table:table-cell>
              <table:table-cell office:value-type="float" office:value="0">
                <text:p>0</text:p>
                <draw:g>
                  <svg:desc>Planilha1.AW3:Planilha1.AW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9.504">
                <text:p>9.504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3.073">
                <text:p>3.073</text:p>
              </table:table-cell>
              <table:table-cell office:value-type="float" office:value="6.711">
                <text:p>6.71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0 chaves</text:p>
              </table:table-cell>
              <table:table-cell office:value-type="float" office:value="154.32">
                <text:p>154.32</text:p>
              </table:table-cell>
              <table:table-cell office:value-type="float" office:value="0.111">
                <text:p>0.111</text:p>
              </table:table-cell>
              <table:table-cell office:value-type="float" office:value="0.099">
                <text:p>0.099</text:p>
              </table:table-cell>
              <table:table-cell office:value-type="float" office:value="51.743">
                <text:p>51.743</text:p>
              </table:table-cell>
              <table:table-cell office:value-type="float" office:value="48.12">
                <text:p>48.12</text:p>
              </table:table-cell>
              <table:table-cell office:value-type="float" office:value="0.014">
                <text:p>0.014</text:p>
              </table:table-cell>
              <table:table-cell office:value-type="float" office:value="2.565">
                <text:p>2.565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TEMPO RELATIVO - MELHOR CASO</text:p>
        </chart:title>
        <chart:legend chart:legend-position="end" svg:x="12.592cm" svg:y="2.458cm" style:legend-expansion="high" chart:style-name="ch3"/>
        <chart:plot-area chart:style-name="ch4" table:cell-range-address="Planilha1.AE2:Planilha1.AM5" chart:data-source-has-labels="both" svg:x="1.331cm" svg:y="1.301cm" svg:width="10.941cm" svg:height="6.538cm">
          <chartooo:coordinate-region svg:x="2.693cm" svg:y="1.501cm" svg:width="8.413cm" svg:height="5.691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AE3:Planilha1.AE5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AF3:Planilha1.AF5" chart:label-cell-address="Planilha1.AF2:Planilha1.AF2" chart:class="chart:line">
            <chart:data-point chart:repeated="3"/>
          </chart:series>
          <chart:series chart:style-name="ch10" chart:values-cell-range-address="Planilha1.AG3:Planilha1.AG5" chart:label-cell-address="Planilha1.AG2:Planilha1.AG2" chart:class="chart:line">
            <chart:data-point chart:repeated="3"/>
          </chart:series>
          <chart:series chart:style-name="ch11" chart:values-cell-range-address="Planilha1.AH3:Planilha1.AH5" chart:label-cell-address="Planilha1.AH2:Planilha1.AH2" chart:class="chart:line">
            <chart:data-point chart:repeated="3"/>
          </chart:series>
          <chart:series chart:style-name="ch12" chart:values-cell-range-address="Planilha1.AI3:Planilha1.AI5" chart:label-cell-address="Planilha1.AI2:Planilha1.AI2" chart:class="chart:line">
            <chart:data-point chart:repeated="3"/>
          </chart:series>
          <chart:series chart:style-name="ch13" chart:values-cell-range-address="Planilha1.AJ3:Planilha1.AJ5" chart:label-cell-address="Planilha1.AJ2:Planilha1.AJ2" chart:class="chart:line">
            <chart:data-point chart:repeated="3"/>
          </chart:series>
          <chart:series chart:style-name="ch14" chart:values-cell-range-address="Planilha1.AK3:Planilha1.AK5" chart:label-cell-address="Planilha1.AK2:Planilha1.AK2" chart:class="chart:line">
            <chart:data-point chart:repeated="3"/>
          </chart:series>
          <chart:series chart:style-name="ch15" chart:values-cell-range-address="Planilha1.AL3:Planilha1.AL5" chart:label-cell-address="Planilha1.AL2:Planilha1.AL2" chart:class="chart:line">
            <chart:data-point chart:repeated="3"/>
          </chart:series>
          <chart:series chart:style-name="ch16" chart:values-cell-range-address="Planilha1.AM3:Planilha1.AM5" chart:label-cell-address="Planilha1.AM2:Planilha1.AM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AF2:Planilha1.AF2</svg:desc>
                </draw:g>
              </table:table-cell>
              <table:table-cell office:value-type="string">
                <text:p>InsertionSort</text:p>
                <draw:g>
                  <svg:desc>Planilha1.AG2:Planilha1.AG2</svg:desc>
                </draw:g>
              </table:table-cell>
              <table:table-cell office:value-type="string">
                <text:p>HeapSort</text:p>
                <draw:g>
                  <svg:desc>Planilha1.AH2:Planilha1.AH2</svg:desc>
                </draw:g>
              </table:table-cell>
              <table:table-cell office:value-type="string">
                <text:p>SelectionSort</text:p>
                <draw:g>
                  <svg:desc>Planilha1.AI2:Planilha1.AI2</svg:desc>
                </draw:g>
              </table:table-cell>
              <table:table-cell office:value-type="string">
                <text:p>QuickSort</text:p>
                <draw:g>
                  <svg:desc>Planilha1.AJ2:Planilha1.AJ2</svg:desc>
                </draw:g>
              </table:table-cell>
              <table:table-cell office:value-type="string">
                <text:p>ShellSort</text:p>
                <draw:g>
                  <svg:desc>Planilha1.AK2:Planilha1.AK2</svg:desc>
                </draw:g>
              </table:table-cell>
              <table:table-cell office:value-type="string">
                <text:p>MergeSort</text:p>
                <draw:g>
                  <svg:desc>Planilha1.AL2:Planilha1.AL2</svg:desc>
                </draw:g>
              </table:table-cell>
              <table:table-cell office:value-type="string">
                <text:p>CountingSort</text:p>
                <draw:g>
                  <svg:desc>Planilha1.AM2:Planilha1.A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E3:Planilha1.AE5</svg:desc>
                </draw:g>
              </table:table-cell>
              <table:table-cell office:value-type="float" office:value="358">
                <text:p>358</text:p>
                <draw:g>
                  <svg:desc>Planilha1.AF3:Planilha1.AF5</svg:desc>
                </draw:g>
              </table:table-cell>
              <table:table-cell office:value-type="float" office:value="1">
                <text:p>1</text:p>
                <draw:g>
                  <svg:desc>Planilha1.AG3:Planilha1.AG5</svg:desc>
                </draw:g>
              </table:table-cell>
              <table:table-cell office:value-type="float" office:value="3">
                <text:p>3</text:p>
                <draw:g>
                  <svg:desc>Planilha1.AH3:Planilha1.AH5</svg:desc>
                </draw:g>
              </table:table-cell>
              <table:table-cell office:value-type="float" office:value="205">
                <text:p>205</text:p>
                <draw:g>
                  <svg:desc>Planilha1.AI3:Planilha1.AI5</svg:desc>
                </draw:g>
              </table:table-cell>
              <table:table-cell office:value-type="float" office:value="1">
                <text:p>1</text:p>
                <draw:g>
                  <svg:desc>Planilha1.AJ3:Planilha1.AJ5</svg:desc>
                </draw:g>
              </table:table-cell>
              <table:table-cell office:value-type="float" office:value="1">
                <text:p>1</text:p>
                <draw:g>
                  <svg:desc>Planilha1.AK3:Planilha1.AK5</svg:desc>
                </draw:g>
              </table:table-cell>
              <table:table-cell office:value-type="float" office:value="1.5">
                <text:p>1.5</text:p>
                <draw:g>
                  <svg:desc>Planilha1.AL3:Planilha1.AL5</svg:desc>
                </draw:g>
              </table:table-cell>
              <table:table-cell office:value-type="float" office:value="1">
                <text:p>1</text:p>
                <draw:g>
                  <svg:desc>Planilha1.AM3:Planilha1.AM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5721">
                <text:p>57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63">
                <text:p>30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91957">
                <text:p>91957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46455">
                <text:p>4645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TEMPO RELATIVO - PIOR CASO</text:p>
        </chart:title>
        <chart:legend chart:legend-position="end" svg:x="12.592cm" svg:y="2.458cm" style:legend-expansion="high" chart:style-name="ch3"/>
        <chart:plot-area chart:style-name="ch4" table:cell-range-address="Planilha1.AY2:Planilha1.BG5" chart:data-source-has-labels="both" svg:x="1.331cm" svg:y="1.301cm" svg:width="10.941cm" svg:height="6.538cm">
          <chartooo:coordinate-region svg:x="2.693cm" svg:y="1.5cm" svg:width="8.506cm" svg:height="5.692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AY3:Planilha1.AY5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AZ3:Planilha1.AZ5" chart:label-cell-address="Planilha1.AZ2:Planilha1.AZ2" chart:class="chart:line">
            <chart:data-point chart:repeated="3"/>
          </chart:series>
          <chart:series chart:style-name="ch10" chart:values-cell-range-address="Planilha1.BA3:Planilha1.BA5" chart:label-cell-address="Planilha1.BA2:Planilha1.BA2" chart:class="chart:line">
            <chart:data-point chart:repeated="3"/>
          </chart:series>
          <chart:series chart:style-name="ch11" chart:values-cell-range-address="Planilha1.BB3:Planilha1.BB5" chart:label-cell-address="Planilha1.BB2:Planilha1.BB2" chart:class="chart:line">
            <chart:data-point chart:repeated="3"/>
          </chart:series>
          <chart:series chart:style-name="ch12" chart:values-cell-range-address="Planilha1.BC3:Planilha1.BC5" chart:label-cell-address="Planilha1.BC2:Planilha1.BC2" chart:class="chart:line">
            <chart:data-point chart:repeated="3"/>
          </chart:series>
          <chart:series chart:style-name="ch13" chart:values-cell-range-address="Planilha1.BD3:Planilha1.BD5" chart:label-cell-address="Planilha1.BD2:Planilha1.BD2" chart:class="chart:line">
            <chart:data-point chart:repeated="3"/>
          </chart:series>
          <chart:series chart:style-name="ch14" chart:values-cell-range-address="Planilha1.BE3:Planilha1.BE5" chart:label-cell-address="Planilha1.BE2:Planilha1.BE2" chart:class="chart:line">
            <chart:data-point chart:repeated="3"/>
          </chart:series>
          <chart:series chart:style-name="ch15" chart:values-cell-range-address="Planilha1.BF3:Planilha1.BF5" chart:label-cell-address="Planilha1.BF2:Planilha1.BF2" chart:class="chart:line">
            <chart:data-point chart:repeated="3"/>
          </chart:series>
          <chart:series chart:style-name="ch16" chart:values-cell-range-address="Planilha1.BG3:Planilha1.BG5" chart:label-cell-address="Planilha1.BG2:Planilha1.BG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AZ2:Planilha1.AZ2</svg:desc>
                </draw:g>
              </table:table-cell>
              <table:table-cell office:value-type="string">
                <text:p>InsertionSort</text:p>
                <draw:g>
                  <svg:desc>Planilha1.BA2:Planilha1.BA2</svg:desc>
                </draw:g>
              </table:table-cell>
              <table:table-cell office:value-type="string">
                <text:p>HeapSort</text:p>
                <draw:g>
                  <svg:desc>Planilha1.BB2:Planilha1.BB2</svg:desc>
                </draw:g>
              </table:table-cell>
              <table:table-cell office:value-type="string">
                <text:p>SelectionSort</text:p>
                <draw:g>
                  <svg:desc>Planilha1.BC2:Planilha1.BC2</svg:desc>
                </draw:g>
              </table:table-cell>
              <table:table-cell office:value-type="string">
                <text:p>QuickSort</text:p>
                <draw:g>
                  <svg:desc>Planilha1.BD2:Planilha1.BD2</svg:desc>
                </draw:g>
              </table:table-cell>
              <table:table-cell office:value-type="string">
                <text:p>ShellSort</text:p>
                <draw:g>
                  <svg:desc>Planilha1.BE2:Planilha1.BE2</svg:desc>
                </draw:g>
              </table:table-cell>
              <table:table-cell office:value-type="string">
                <text:p>MergeSort</text:p>
                <draw:g>
                  <svg:desc>Planilha1.BF2:Planilha1.BF2</svg:desc>
                </draw:g>
              </table:table-cell>
              <table:table-cell office:value-type="string">
                <text:p>CountingSort</text:p>
                <draw:g>
                  <svg:desc>Planilha1.BG2:Planilha1.B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Y3:Planilha1.AY5</svg:desc>
                </draw:g>
              </table:table-cell>
              <table:table-cell office:value-type="float" office:value="596">
                <text:p>596</text:p>
                <draw:g>
                  <svg:desc>Planilha1.AZ3:Planilha1.AZ5</svg:desc>
                </draw:g>
              </table:table-cell>
              <table:table-cell office:value-type="float" office:value="1">
                <text:p>1</text:p>
                <draw:g>
                  <svg:desc>Planilha1.BA3:Planilha1.BA5</svg:desc>
                </draw:g>
              </table:table-cell>
              <table:table-cell office:value-type="float" office:value="3">
                <text:p>3</text:p>
                <draw:g>
                  <svg:desc>Planilha1.BB3:Planilha1.BB5</svg:desc>
                </draw:g>
              </table:table-cell>
              <table:table-cell office:value-type="float" office:value="189">
                <text:p>189</text:p>
                <draw:g>
                  <svg:desc>Planilha1.BC3:Planilha1.BC5</svg:desc>
                </draw:g>
              </table:table-cell>
              <table:table-cell office:value-type="float" office:value="420">
                <text:p>420</text:p>
                <draw:g>
                  <svg:desc>Planilha1.BD3:Planilha1.BD5</svg:desc>
                </draw:g>
              </table:table-cell>
              <table:table-cell office:value-type="float" office:value="1">
                <text:p>1</text:p>
                <draw:g>
                  <svg:desc>Planilha1.BE3:Planilha1.BE5</svg:desc>
                </draw:g>
              </table:table-cell>
              <table:table-cell office:value-type="float" office:value="1.5">
                <text:p>1.5</text:p>
                <draw:g>
                  <svg:desc>Planilha1.BF3:Planilha1.BF5</svg:desc>
                </draw:g>
              </table:table-cell>
              <table:table-cell office:value-type="float" office:value="1">
                <text:p>1</text:p>
                <draw:g>
                  <svg:desc>Planilha1.BG3:Planilha1.BG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9504">
                <text:p>950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73">
                <text:p>3073</text:p>
              </table:table-cell>
              <table:table-cell office:value-type="float" office:value="6711">
                <text:p>67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0 chaves</text:p>
              </table:table-cell>
              <table:table-cell office:value-type="float" office:value="51440">
                <text:p>5144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17247.6">
                <text:p>17247.6</text:p>
              </table:table-cell>
              <table:table-cell office:value-type="float" office:value="13">
                <text:p>13</text:p>
              </table:table-cell>
              <table:table-cell office:value-type="float" office:value="4.6">
                <text:p>4.6</text:p>
              </table:table-cell>
              <table:table-cell office:value-type="float" office:value="855000">
                <text:p>855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